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currency" office:currency="PLN" office:value="117.6" calcext:value-type="currency">
            <text:p>117,60 zł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currency" office:currency="PLN" office:value="70" calcext:value-type="currency">
            <text:p>70,00 zł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currency" office:currency="PLN" office:value="112" calcext:value-type="currency">
            <text:p>112,00 zł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currency" office:currency="PLN" office:value="76" calcext:value-type="currency">
            <text:p>76,00 zł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currency" office:currency="PLN" office:value="73" calcext:value-type="currency">
            <text:p>73,00 zł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currency" office:currency="PLN" office:value="69.5" calcext:value-type="currency">
            <text:p>69,50 zł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currency" office:currency="PLN" office:value="75" calcext:value-type="currency">
            <text:p>75,00 zł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currency" office:currency="PLN" office:value="77" calcext:value-type="currency">
            <text:p>77,00 zł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currency" office:currency="PLN" office:value="119.2" calcext:value-type="currency">
            <text:p>119,20 zł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currency" office:currency="PLN" office:value="148.2" calcext:value-type="currency">
            <text:p>148,20 zł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currency" office:currency="PLN" office:value="70.5" calcext:value-type="currency">
            <text:p>70,50 zł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currency" office:currency="PLN" office:value="165.1" calcext:value-type="currency">
            <text:p>165,10 zł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currency" office:currency="PLN" office:value="182" calcext:value-type="currency">
            <text:p>182,00 zł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currency" office:currency="PLN" office:value="171.6" calcext:value-type="currency">
            <text:p>171,60 zł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currency" office:currency="PLN" office:value="394" calcext:value-type="currency">
            <text:p>394,00 zł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currency" office:currency="PLN" office:value="82.2" calcext:value-type="currency">
            <text:p>82,20 zł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currency" office:currency="PLN" office:value="271.8" calcext:value-type="currency">
            <text:p>271,80 zł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currency" office:currency="PLN" office:value="106" calcext:value-type="currency">
            <text:p>106,00 zł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currency" office:currency="PLN" office:value="67" calcext:value-type="currency">
            <text:p>67,00 zł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currency" office:currency="PLN" office:value="162.5" calcext:value-type="currency">
            <text:p>162,50 zł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currency" office:currency="PLN" office:value="137.8" calcext:value-type="currency">
            <text:p>137,80 zł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currency" office:currency="PLN" office:value="170.3" calcext:value-type="currency">
            <text:p>170,30 zł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currency" office:currency="PLN" office:value="75" calcext:value-type="currency">
            <text:p>75,00 zł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currency" office:currency="PLN" office:value="69" calcext:value-type="currency">
            <text:p>69,00 zł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currency" office:currency="PLN" office:value="74" calcext:value-type="currency">
            <text:p>74,00 zł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currency" office:currency="PLN" office:value="59.5" calcext:value-type="currency">
            <text:p>59,50 zł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currency" office:currency="PLN" office:value="55.5" calcext:value-type="currency">
            <text:p>55,50 zł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currency" office:currency="PLN" office:value="85.2" calcext:value-type="currency">
            <text:p>85,20 zł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currency" office:currency="PLN" office:value="192.4" calcext:value-type="currency">
            <text:p>192,40 zł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currency" office:currency="PLN" office:value="148.2" calcext:value-type="currency">
            <text:p>148,20 zł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currency" office:currency="PLN" office:value="180.7" calcext:value-type="currency">
            <text:p>180,70 zł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currency" office:currency="PLN" office:value="86.1" calcext:value-type="currency">
            <text:p>86,10 zł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currency" office:currency="PLN" office:value="84.6" calcext:value-type="currency">
            <text:p>84,60 zł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currency" office:currency="PLN" office:value="87.6" calcext:value-type="currency">
            <text:p>87,60 zł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currency" office:currency="PLN" office:value="83.4" calcext:value-type="currency">
            <text:p>83,40 zł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currency" office:currency="PLN" office:value="71.4" calcext:value-type="currency">
            <text:p>71,40 zł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currency" office:currency="PLN" office:value="106.4" calcext:value-type="currency">
            <text:p>106,40 zł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currency" office:currency="PLN" office:value="82.2" calcext:value-type="currency">
            <text:p>82,20 zł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currency" office:currency="PLN" office:value="65" calcext:value-type="currency">
            <text:p>65,00 zł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currency" office:currency="PLN" office:value="78.4" calcext:value-type="currency">
            <text:p>78,40 zł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currency" office:currency="PLN" office:value="176.8" calcext:value-type="currency">
            <text:p>176,80 zł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currency" office:currency="PLN" office:value="334.8" calcext:value-type="currency">
            <text:p>334,80 zł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currency" office:currency="PLN" office:value="66.6" calcext:value-type="currency">
            <text:p>66,60 zł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currency" office:currency="PLN" office:value="78" calcext:value-type="currency">
            <text:p>78,00 zł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currency" office:currency="PLN" office:value="334.8" calcext:value-type="currency">
            <text:p>334,80 zł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currency" office:currency="PLN" office:value="280.8" calcext:value-type="currency">
            <text:p>280,80 zł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currency" office:currency="PLN" office:value="349.2" calcext:value-type="currency">
            <text:p>349,20 zł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currency" office:currency="PLN" office:value="318.6" calcext:value-type="currency">
            <text:p>318,60 zł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currency" office:currency="PLN" office:value="70.2" calcext:value-type="currency">
            <text:p>70,20 zł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currency" office:currency="PLN" office:value="56" calcext:value-type="currency">
            <text:p>56,00 zł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currency" office:currency="PLN" office:value="66" calcext:value-type="currency">
            <text:p>66,00 zł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currency" office:currency="PLN" office:value="94.5" calcext:value-type="currency">
            <text:p>94,50 zł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currency" office:currency="PLN" office:value="297" calcext:value-type="currency">
            <text:p>297,00 zł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currency" office:currency="PLN" office:value="83.4" calcext:value-type="currency">
            <text:p>83,40 zł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currency" office:currency="PLN" office:value="60.6" calcext:value-type="currency">
            <text:p>60,60 zł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currency" office:currency="PLN" office:value="111.2" calcext:value-type="currency">
            <text:p>111,20 zł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currency" office:currency="PLN" office:value="144.3" calcext:value-type="currency">
            <text:p>144,30 zł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currency" office:currency="PLN" office:value="165.1" calcext:value-type="currency">
            <text:p>165,10 zł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currency" office:currency="PLN" office:value="239.4" calcext:value-type="currency">
            <text:p>239,40 zł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currency" office:currency="PLN" office:value="189.8" calcext:value-type="currency">
            <text:p>189,80 zł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currency" office:currency="PLN" office:value="93.1" calcext:value-type="currency">
            <text:p>93,10 zł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currency" office:currency="PLN" office:value="91.7" calcext:value-type="currency">
            <text:p>91,70 zł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currency" office:currency="PLN" office:value="118" calcext:value-type="currency">
            <text:p>118,00 zł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currency" office:currency="PLN" office:value="324" calcext:value-type="currency">
            <text:p>324,00 zł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currency" office:currency="PLN" office:value="66" calcext:value-type="currency">
            <text:p>66,00 zł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currency" office:currency="PLN" office:value="69" calcext:value-type="currency">
            <text:p>69,00 zł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currency" office:currency="PLN" office:value="84" calcext:value-type="currency">
            <text:p>84,00 zł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currency" office:currency="PLN" office:value="176.8" calcext:value-type="currency">
            <text:p>176,80 zł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currency" office:currency="PLN" office:value="167.7" calcext:value-type="currency">
            <text:p>167,70 zł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currency" office:currency="PLN" office:value="93.8" calcext:value-type="currency">
            <text:p>93,80 zł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currency" office:currency="PLN" office:value="92.4" calcext:value-type="currency">
            <text:p>92,40 zł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currency" office:currency="PLN" office:value="135" calcext:value-type="currency">
            <text:p>135,00 zł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currency" office:currency="PLN" office:value="109.2" calcext:value-type="currency">
            <text:p>109,20 zł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currency" office:currency="PLN" office:value="86.8" calcext:value-type="currency">
            <text:p>86,80 zł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currency" office:currency="PLN" office:value="66.6" calcext:value-type="currency">
            <text:p>66,60 zł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currency" office:currency="PLN" office:value="248.4" calcext:value-type="currency">
            <text:p>248,40 zł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currency" office:currency="PLN" office:value="329.4" calcext:value-type="currency">
            <text:p>329,40 zł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currency" office:currency="PLN" office:value="70" calcext:value-type="currency">
            <text:p>70,00 zł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currency" office:currency="PLN" office:value="140.4" calcext:value-type="currency">
            <text:p>140,40 zł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currency" office:currency="PLN" office:value="179.4" calcext:value-type="currency">
            <text:p>179,40 zł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currency" office:currency="PLN" office:value="378" calcext:value-type="currency">
            <text:p>378,00 zł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currency" office:currency="PLN" office:value="436" calcext:value-type="currency">
            <text:p>436,00 zł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currency" office:currency="PLN" office:value="384" calcext:value-type="currency">
            <text:p>384,00 zł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currency" office:currency="PLN" office:value="200.4" calcext:value-type="currency">
            <text:p>200,40 zł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currency" office:currency="PLN" office:value="298.8" calcext:value-type="currency">
            <text:p>298,80 zł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currency" office:currency="PLN" office:value="324" calcext:value-type="currency">
            <text:p>324,00 zł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currency" office:currency="PLN" office:value="190.8" calcext:value-type="currency">
            <text:p>190,80 zł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currency" office:currency="PLN" office:value="65" calcext:value-type="currency">
            <text:p>65,00 zł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currency" office:currency="PLN" office:value="58.5" calcext:value-type="currency">
            <text:p>58,50 zł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currency" office:currency="PLN" office:value="1162.5" calcext:value-type="currency">
            <text:p>1 162,50 zł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currency" office:currency="PLN" office:value="183.3" calcext:value-type="currency">
            <text:p>183,30 zł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currency" office:currency="PLN" office:value="73" calcext:value-type="currency">
            <text:p>73,00 zł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currency" office:currency="PLN" office:value="313.2" calcext:value-type="currency">
            <text:p>313,20 zł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currency" office:currency="PLN" office:value="92" calcext:value-type="currency">
            <text:p>92,00 zł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currency" office:currency="PLN" office:value="146" calcext:value-type="currency">
            <text:p>146,00 zł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currency" office:currency="PLN" office:value="338.4" calcext:value-type="currency">
            <text:p>338,40 zł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currency" office:currency="PLN" office:value="352.8" calcext:value-type="currency">
            <text:p>352,80 zł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currency" office:currency="PLN" office:value="331.2" calcext:value-type="currency">
            <text:p>331,20 zł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currency" office:currency="PLN" office:value="298.8" calcext:value-type="currency">
            <text:p>298,80 zł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currency" office:currency="PLN" office:value="329.4" calcext:value-type="currency">
            <text:p>329,40 zł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currency" office:currency="PLN" office:value="345.6" calcext:value-type="currency">
            <text:p>345,60 zł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currency" office:currency="PLN" office:value="275.4" calcext:value-type="currency">
            <text:p>275,40 zł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currency" office:currency="PLN" office:value="336.6" calcext:value-type="currency">
            <text:p>336,60 zł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currency" office:currency="PLN" office:value="104.8" calcext:value-type="currency">
            <text:p>104,80 zł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currency" office:currency="PLN" office:value="329.4" calcext:value-type="currency">
            <text:p>329,40 zł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currency" office:currency="PLN" office:value="78.6" calcext:value-type="currency">
            <text:p>78,60 zł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currency" office:currency="PLN" office:value="88.8" calcext:value-type="currency">
            <text:p>88,80 zł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currency" office:currency="PLN" office:value="81.9" calcext:value-type="currency">
            <text:p>81,90 zł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currency" office:currency="PLN" office:value="206.4" calcext:value-type="currency">
            <text:p>206,40 zł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currency" office:currency="PLN" office:value="76.2" calcext:value-type="currency">
            <text:p>76,20 zł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currency" office:currency="PLN" office:value="85.8" calcext:value-type="currency">
            <text:p>85,80 zł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currency" office:currency="PLN" office:value="71.4" calcext:value-type="currency">
            <text:p>71,40 zł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currency" office:currency="PLN" office:value="156.6" calcext:value-type="currency">
            <text:p>156,60 zł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currency" office:currency="PLN" office:value="154.7" calcext:value-type="currency">
            <text:p>154,70 zł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currency" office:currency="PLN" office:value="189.8" calcext:value-type="currency">
            <text:p>189,80 zł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currency" office:currency="PLN" office:value="167.4" calcext:value-type="currency">
            <text:p>167,40 zł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currency" office:currency="PLN" office:value="201.6" calcext:value-type="currency">
            <text:p>201,60 zł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currency" office:currency="PLN" office:value="79.8" calcext:value-type="currency">
            <text:p>79,80 zł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currency" office:currency="PLN" office:value="137.8" calcext:value-type="currency">
            <text:p>137,80 zł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currency" office:currency="PLN" office:value="145.8" calcext:value-type="currency">
            <text:p>145,80 zł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currency" office:currency="PLN" office:value="55" calcext:value-type="currency">
            <text:p>55,00 zł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currency" office:currency="PLN" office:value="131" calcext:value-type="currency">
            <text:p>131,00 zł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currency" office:currency="PLN" office:value="81.2" calcext:value-type="currency">
            <text:p>81,20 zł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currency" office:currency="PLN" office:value="123" calcext:value-type="currency">
            <text:p>123,00 zł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currency" office:currency="PLN" office:value="143" calcext:value-type="currency">
            <text:p>143,00 zł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currency" office:currency="PLN" office:value="191.1" calcext:value-type="currency">
            <text:p>191,10 zł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currency" office:currency="PLN" office:value="180.9" calcext:value-type="currency">
            <text:p>180,90 zł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currency" office:currency="PLN" office:value="398" calcext:value-type="currency">
            <text:p>398,00 zł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currency" office:currency="PLN" office:value="72" calcext:value-type="currency">
            <text:p>72,00 zł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currency" office:currency="PLN" office:value="174.2" calcext:value-type="currency">
            <text:p>174,20 zł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currency" office:currency="PLN" office:value="657.8" calcext:value-type="currency">
            <text:p>657,80 zł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currency" office:currency="PLN" office:value="144.9" calcext:value-type="currency">
            <text:p>144,90 zł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currency" office:currency="PLN" office:value="85.4" calcext:value-type="currency">
            <text:p>85,40 zł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currency" office:currency="PLN" office:value="144.3" calcext:value-type="currency">
            <text:p>144,30 zł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currency" office:currency="PLN" office:value="98.7" calcext:value-type="currency">
            <text:p>98,70 zł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currency" office:currency="PLN" office:value="110" calcext:value-type="currency">
            <text:p>110,00 zł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currency" office:currency="PLN" office:value="61.2" calcext:value-type="currency">
            <text:p>61,20 zł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currency" office:currency="PLN" office:value="386" calcext:value-type="currency">
            <text:p>386,00 zł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currency" office:currency="PLN" office:value="102" calcext:value-type="currency">
            <text:p>102,00 zł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currency" office:currency="PLN" office:value="288" calcext:value-type="currency">
            <text:p>288,00 zł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currency" office:currency="PLN" office:value="75" calcext:value-type="currency">
            <text:p>75,00 zł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currency" office:currency="PLN" office:value="158.6" calcext:value-type="currency">
            <text:p>158,60 zł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currency" office:currency="PLN" office:value="550" calcext:value-type="currency">
            <text:p>550,00 zł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currency" office:currency="PLN" office:value="234" calcext:value-type="currency">
            <text:p>234,00 zł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currency" office:currency="PLN" office:value="85.8" calcext:value-type="currency">
            <text:p>85,80 zł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currency" office:currency="PLN" office:value="61.2" calcext:value-type="currency">
            <text:p>61,20 zł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currency" office:currency="PLN" office:value="62.5" calcext:value-type="currency">
            <text:p>62,50 zł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currency" office:currency="PLN" office:value="87.6" calcext:value-type="currency">
            <text:p>87,60 zł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currency" office:currency="PLN" office:value="62.4" calcext:value-type="currency">
            <text:p>62,40 zł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currency" office:currency="PLN" office:value="159.9" calcext:value-type="currency">
            <text:p>159,90 zł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currency" office:currency="PLN" office:value="154.7" calcext:value-type="currency">
            <text:p>154,70 zł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currency" office:currency="PLN" office:value="64.5" calcext:value-type="currency">
            <text:p>64,50 zł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currency" office:currency="PLN" office:value="153.4" calcext:value-type="currency">
            <text:p>153,40 zł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currency" office:currency="PLN" office:value="57.5" calcext:value-type="currency">
            <text:p>57,50 zł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currency" office:currency="PLN" office:value="66.5" calcext:value-type="currency">
            <text:p>66,50 zł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currency" office:currency="PLN" office:value="72" calcext:value-type="currency">
            <text:p>72,00 zł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currency" office:currency="PLN" office:value="141" calcext:value-type="currency">
            <text:p>141,00 zł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currency" office:currency="PLN" office:value="76.5" calcext:value-type="currency">
            <text:p>76,50 zł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currency" office:currency="PLN" office:value="252" calcext:value-type="currency">
            <text:p>252,00 zł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currency" office:currency="PLN" office:value="61.5" calcext:value-type="currency">
            <text:p>61,50 zł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currency" office:currency="PLN" office:value="73.5" calcext:value-type="currency">
            <text:p>73,50 zł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currency" office:currency="PLN" office:value="61" calcext:value-type="currency">
            <text:p>61,00 zł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currency" office:currency="PLN" office:value="376" calcext:value-type="currency">
            <text:p>376,00 zł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currency" office:currency="PLN" office:value="67.5" calcext:value-type="currency">
            <text:p>67,50 zł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currency" office:currency="PLN" office:value="63" calcext:value-type="currency">
            <text:p>63,00 zł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currency" office:currency="PLN" office:value="76" calcext:value-type="currency">
            <text:p>76,00 zł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currency" office:currency="PLN" office:value="280.8" calcext:value-type="currency">
            <text:p>280,80 zł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currency" office:currency="PLN" office:value="320.4" calcext:value-type="currency">
            <text:p>320,40 zł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currency" office:currency="PLN" office:value="133.9" calcext:value-type="currency">
            <text:p>133,90 zł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currency" office:currency="PLN" office:value="60.6" calcext:value-type="currency">
            <text:p>60,60 zł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currency" office:currency="PLN" office:value="246.6" calcext:value-type="currency">
            <text:p>246,60 zł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currency" office:currency="PLN" office:value="154.7" calcext:value-type="currency">
            <text:p>154,70 zł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currency" office:currency="PLN" office:value="64" calcext:value-type="currency">
            <text:p>64,00 zł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currency" office:currency="PLN" office:value="244.8" calcext:value-type="currency">
            <text:p>244,80 zł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currency" office:currency="PLN" office:value="250.2" calcext:value-type="currency">
            <text:p>250,20 zł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currency" office:currency="PLN" office:value="111.2" calcext:value-type="currency">
            <text:p>111,20 zł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currency" office:currency="PLN" office:value="126.4" calcext:value-type="currency">
            <text:p>126,40 zł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currency" office:currency="PLN" office:value="152.1" calcext:value-type="currency">
            <text:p>152,10 zł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currency" office:currency="PLN" office:value="130" calcext:value-type="currency">
            <text:p>130,00 zł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currency" office:currency="PLN" office:value="434" calcext:value-type="currency">
            <text:p>434,00 zł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currency" office:currency="PLN" office:value="67.2" calcext:value-type="currency">
            <text:p>67,20 zł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currency" office:currency="PLN" office:value="118.4" calcext:value-type="currency">
            <text:p>118,40 zł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currency" office:currency="PLN" office:value="91.2" calcext:value-type="currency">
            <text:p>91,20 zł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currency" office:currency="PLN" office:value="92.8" calcext:value-type="currency">
            <text:p>92,80 zł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currency" office:currency="PLN" office:value="103.2" calcext:value-type="currency">
            <text:p>103,20 zł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currency" office:currency="PLN" office:value="92" calcext:value-type="currency">
            <text:p>92,00 zł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currency" office:currency="PLN" office:value="68.5" calcext:value-type="currency">
            <text:p>68,50 zł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currency" office:currency="PLN" office:value="91.2" calcext:value-type="currency">
            <text:p>91,20 zł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currency" office:currency="PLN" office:value="96" calcext:value-type="currency">
            <text:p>96,00 zł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currency" office:currency="PLN" office:value="83.4" calcext:value-type="currency">
            <text:p>83,40 zł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currency" office:currency="PLN" office:value="320.4" calcext:value-type="currency">
            <text:p>320,40 zł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currency" office:currency="PLN" office:value="100.8" calcext:value-type="currency">
            <text:p>100,80 zł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currency" office:currency="PLN" office:value="191.1" calcext:value-type="currency">
            <text:p>191,10 zł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currency" office:currency="PLN" office:value="129" calcext:value-type="currency">
            <text:p>129,00 zł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currency" office:currency="PLN" office:value="120.8" calcext:value-type="currency">
            <text:p>120,80 zł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currency" office:currency="PLN" office:value="119.2" calcext:value-type="currency">
            <text:p>119,20 zł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currency" office:currency="PLN" office:value="108.8" calcext:value-type="currency">
            <text:p>108,80 zł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currency" office:currency="PLN" office:value="104" calcext:value-type="currency">
            <text:p>104,00 zł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currency" office:currency="PLN" office:value="102.4" calcext:value-type="currency">
            <text:p>102,40 zł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currency" office:currency="PLN" office:value="104" calcext:value-type="currency">
            <text:p>104,00 zł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currency" office:currency="PLN" office:value="66" calcext:value-type="currency">
            <text:p>66,00 zł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currency" office:currency="PLN" office:value="56" calcext:value-type="currency">
            <text:p>56,00 zł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currency" office:currency="PLN" office:value="74" calcext:value-type="currency">
            <text:p>74,00 zł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currency" office:currency="PLN" office:value="428" calcext:value-type="currency">
            <text:p>428,00 zł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currency" office:currency="PLN" office:value="76.5" calcext:value-type="currency">
            <text:p>76,50 zł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currency" office:currency="PLN" office:value="111" calcext:value-type="currency">
            <text:p>111,00 zł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currency" office:currency="PLN" office:value="59" calcext:value-type="currency">
            <text:p>59,00 zł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currency" office:currency="PLN" office:value="134" calcext:value-type="currency">
            <text:p>134,00 zł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currency" office:currency="PLN" office:value="141" calcext:value-type="currency">
            <text:p>141,00 zł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currency" office:currency="PLN" office:value="74" calcext:value-type="currency">
            <text:p>74,00 zł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currency" office:currency="PLN" office:value="110.4" calcext:value-type="currency">
            <text:p>110,40 zł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currency" office:currency="PLN" office:value="55.5" calcext:value-type="currency">
            <text:p>55,50 zł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currency" office:currency="PLN" office:value="60.5" calcext:value-type="currency">
            <text:p>60,50 zł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currency" office:currency="PLN" office:value="89.6" calcext:value-type="currency">
            <text:p>89,60 zł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currency" office:currency="PLN" office:value="97.6" calcext:value-type="currency">
            <text:p>97,60 zł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currency" office:currency="PLN" office:value="59" calcext:value-type="currency">
            <text:p>59,00 zł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currency" office:currency="PLN" office:value="63" calcext:value-type="currency">
            <text:p>63,00 zł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currency" office:currency="PLN" office:value="78.5" calcext:value-type="currency">
            <text:p>78,50 zł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currency" office:currency="PLN" office:value="79.5" calcext:value-type="currency">
            <text:p>79,50 zł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currency" office:currency="PLN" office:value="55" calcext:value-type="currency">
            <text:p>55,00 zł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currency" office:currency="PLN" office:value="90.4" calcext:value-type="currency">
            <text:p>90,40 zł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currency" office:currency="PLN" office:value="56.5" calcext:value-type="currency">
            <text:p>56,50 zł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currency" office:currency="PLN" office:value="121.6" calcext:value-type="currency">
            <text:p>121,60 zł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currency" office:currency="PLN" office:value="279" calcext:value-type="currency">
            <text:p>279,00 zł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currency" office:currency="PLN" office:value="295.2" calcext:value-type="currency">
            <text:p>295,20 zł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currency" office:currency="PLN" office:value="91.2" calcext:value-type="currency">
            <text:p>91,20 zł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currency" office:currency="PLN" office:value="88.8" calcext:value-type="currency">
            <text:p>88,80 zł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currency" office:currency="PLN" office:value="93.6" calcext:value-type="currency">
            <text:p>93,60 zł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currency" office:currency="PLN" office:value="108.8" calcext:value-type="currency">
            <text:p>108,80 zł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currency" office:currency="PLN" office:value="94.4" calcext:value-type="currency">
            <text:p>94,40 zł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currency" office:currency="PLN" office:value="125.6" calcext:value-type="currency">
            <text:p>125,60 zł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currency" office:currency="PLN" office:value="98.4" calcext:value-type="currency">
            <text:p>98,40 zł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currency" office:currency="PLN" office:value="430" calcext:value-type="currency">
            <text:p>430,00 zł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currency" office:currency="PLN" office:value="169.2" calcext:value-type="currency">
            <text:p>169,20 zł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currency" office:currency="PLN" office:value="153.9" calcext:value-type="currency">
            <text:p>153,90 zł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currency" office:currency="PLN" office:value="172.8" calcext:value-type="currency">
            <text:p>172,80 zł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currency" office:currency="PLN" office:value="160.2" calcext:value-type="currency">
            <text:p>160,20 zł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currency" office:currency="PLN" office:value="172.8" calcext:value-type="currency">
            <text:p>172,80 zł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currency" office:currency="PLN" office:value="114.4" calcext:value-type="currency">
            <text:p>114,40 zł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currency" office:currency="PLN" office:value="372" calcext:value-type="currency">
            <text:p>372,00 zł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currency" office:currency="PLN" office:value="95.2" calcext:value-type="currency">
            <text:p>95,20 zł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currency" office:currency="PLN" office:value="61.8" calcext:value-type="currency">
            <text:p>61,80 zł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currency" office:currency="PLN" office:value="188.1" calcext:value-type="currency">
            <text:p>188,10 zł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currency" office:currency="PLN" office:value="66.6" calcext:value-type="currency">
            <text:p>66,60 zł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currency" office:currency="PLN" office:value="74.4" calcext:value-type="currency">
            <text:p>74,40 zł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currency" office:currency="PLN" office:value="552.2" calcext:value-type="currency">
            <text:p>552,20 zł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currency" office:currency="PLN" office:value="352" calcext:value-type="currency">
            <text:p>352,00 zł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currency" office:currency="PLN" office:value="70.2" calcext:value-type="currency">
            <text:p>70,20 zł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currency" office:currency="PLN" office:value="97.6" calcext:value-type="currency">
            <text:p>97,60 zł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currency" office:currency="PLN" office:value="152.1" calcext:value-type="currency">
            <text:p>152,10 zł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currency" office:currency="PLN" office:value="184.6" calcext:value-type="currency">
            <text:p>184,60 zł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currency" office:currency="PLN" office:value="172.8" calcext:value-type="currency">
            <text:p>172,80 zł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currency" office:currency="PLN" office:value="113.6" calcext:value-type="currency">
            <text:p>113,60 zł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currency" office:currency="PLN" office:value="93.6" calcext:value-type="currency">
            <text:p>93,60 zł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currency" office:currency="PLN" office:value="122.4" calcext:value-type="currency">
            <text:p>122,40 zł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currency" office:currency="PLN" office:value="126.4" calcext:value-type="currency">
            <text:p>126,40 zł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currency" office:currency="PLN" office:value="108.8" calcext:value-type="currency">
            <text:p>108,80 zł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currency" office:currency="PLN" office:value="96" calcext:value-type="currency">
            <text:p>96,00 zł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currency" office:currency="PLN" office:value="86.8" calcext:value-type="currency">
            <text:p>86,80 zł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currency" office:currency="PLN" office:value="132.6" calcext:value-type="currency">
            <text:p>132,60 zł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currency" office:currency="PLN" office:value="101.5" calcext:value-type="currency">
            <text:p>101,50 zł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currency" office:currency="PLN" office:value="84" calcext:value-type="currency">
            <text:p>84,00 zł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currency" office:currency="PLN" office:value="91.7" calcext:value-type="currency">
            <text:p>91,70 zł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currency" office:currency="PLN" office:value="111.3" calcext:value-type="currency">
            <text:p>111,30 zł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currency" office:currency="PLN" office:value="169.2" calcext:value-type="currency">
            <text:p>169,20 zł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currency" office:currency="PLN" office:value="284.4" calcext:value-type="currency">
            <text:p>284,40 zł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currency" office:currency="PLN" office:value="331.2" calcext:value-type="currency">
            <text:p>331,20 zł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currency" office:currency="PLN" office:value="364" calcext:value-type="currency">
            <text:p>364,00 zł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currency" office:currency="PLN" office:value="75.6" calcext:value-type="currency">
            <text:p>75,60 zł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currency" office:currency="PLN" office:value="73.2" calcext:value-type="currency">
            <text:p>73,20 zł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currency" office:currency="PLN" office:value="65.4" calcext:value-type="currency">
            <text:p>65,40 zł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currency" office:currency="PLN" office:value="85.8" calcext:value-type="currency">
            <text:p>85,80 zł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currency" office:currency="PLN" office:value="350" calcext:value-type="currency">
            <text:p>350,00 zł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currency" office:currency="PLN" office:value="67.8" calcext:value-type="currency">
            <text:p>67,80 zł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currency" office:currency="PLN" office:value="64.8" calcext:value-type="currency">
            <text:p>64,80 zł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currency" office:currency="PLN" office:value="89.4" calcext:value-type="currency">
            <text:p>89,40 zł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currency" office:currency="PLN" office:value="340.2" calcext:value-type="currency">
            <text:p>340,20 zł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currency" office:currency="PLN" office:value="358.2" calcext:value-type="currency">
            <text:p>358,20 zł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currency" office:currency="PLN" office:value="181.2" calcext:value-type="currency">
            <text:p>181,20 zł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currency" office:currency="PLN" office:value="229.2" calcext:value-type="currency">
            <text:p>229,20 zł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currency" office:currency="PLN" office:value="206.4" calcext:value-type="currency">
            <text:p>206,40 zł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currency" office:currency="PLN" office:value="223.2" calcext:value-type="currency">
            <text:p>223,20 zł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currency" office:currency="PLN" office:value="77" calcext:value-type="currency">
            <text:p>77,00 zł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currency" office:currency="PLN" office:value="71" calcext:value-type="currency">
            <text:p>71,00 zł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currency" office:currency="PLN" office:value="55" calcext:value-type="currency">
            <text:p>55,00 zł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currency" office:currency="PLN" office:value="79.5" calcext:value-type="currency">
            <text:p>79,50 zł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currency" office:currency="PLN" office:value="61" calcext:value-type="currency">
            <text:p>61,00 zł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currency" office:currency="PLN" office:value="72" calcext:value-type="currency">
            <text:p>72,00 zł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currency" office:currency="PLN" office:value="237.6" calcext:value-type="currency">
            <text:p>237,60 zł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currency" office:currency="PLN" office:value="56" calcext:value-type="currency">
            <text:p>56,00 zł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currency" office:currency="PLN" office:value="73.5" calcext:value-type="currency">
            <text:p>73,50 zł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currency" office:currency="PLN" office:value="59.5" calcext:value-type="currency">
            <text:p>59,50 zł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currency" office:currency="PLN" office:value="340" calcext:value-type="currency">
            <text:p>340,00 zł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currency" office:currency="PLN" office:value="102" calcext:value-type="currency">
            <text:p>102,00 zł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currency" office:currency="PLN" office:value="58.5" calcext:value-type="currency">
            <text:p>58,50 zł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currency" office:currency="PLN" office:value="362" calcext:value-type="currency">
            <text:p>362,00 zł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currency" office:currency="PLN" office:value="76" calcext:value-type="currency">
            <text:p>76,00 zł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currency" office:currency="PLN" office:value="189.6" calcext:value-type="currency">
            <text:p>189,60 zł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currency" office:currency="PLN" office:value="418" calcext:value-type="currency">
            <text:p>418,00 zł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currency" office:currency="PLN" office:value="228" calcext:value-type="currency">
            <text:p>228,00 zł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currency" office:currency="PLN" office:value="183.6" calcext:value-type="currency">
            <text:p>183,60 zł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currency" office:currency="PLN" office:value="235.2" calcext:value-type="currency">
            <text:p>235,20 zł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currency" office:currency="PLN" office:value="72.5" calcext:value-type="currency">
            <text:p>72,50 zł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currency" office:currency="PLN" office:value="145" calcext:value-type="currency">
            <text:p>145,00 zł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currency" office:currency="PLN" office:value="61.5" calcext:value-type="currency">
            <text:p>61,50 zł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currency" office:currency="PLN" office:value="159.3" calcext:value-type="currency">
            <text:p>159,30 zł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currency" office:currency="PLN" office:value="106.4" calcext:value-type="currency">
            <text:p>106,40 zł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currency" office:currency="PLN" office:value="144.9" calcext:value-type="currency">
            <text:p>144,90 zł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currency" office:currency="PLN" office:value="159.9" calcext:value-type="currency">
            <text:p>159,90 zł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currency" office:currency="PLN" office:value="133.9" calcext:value-type="currency">
            <text:p>133,90 zł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currency" office:currency="PLN" office:value="148.2" calcext:value-type="currency">
            <text:p>148,20 zł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currency" office:currency="PLN" office:value="137.8" calcext:value-type="currency">
            <text:p>137,80 zł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currency" office:currency="PLN" office:value="280.8" calcext:value-type="currency">
            <text:p>280,80 zł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currency" office:currency="PLN" office:value="60" calcext:value-type="currency">
            <text:p>60,00 zł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currency" office:currency="PLN" office:value="65" calcext:value-type="currency">
            <text:p>65,00 zł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currency" office:currency="PLN" office:value="136.5" calcext:value-type="currency">
            <text:p>136,50 zł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currency" office:currency="PLN" office:value="146.9" calcext:value-type="currency">
            <text:p>146,90 zł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currency" office:currency="PLN" office:value="141.7" calcext:value-type="currency">
            <text:p>141,70 zł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currency" office:currency="PLN" office:value="162.5" calcext:value-type="currency">
            <text:p>162,50 zł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currency" office:currency="PLN" office:value="141.7" calcext:value-type="currency">
            <text:p>141,70 zł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currency" office:currency="PLN" office:value="141.7" calcext:value-type="currency">
            <text:p>141,70 zł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currency" office:currency="PLN" office:value="174.2" calcext:value-type="currency">
            <text:p>174,20 zł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currency" office:currency="PLN" office:value="170.3" calcext:value-type="currency">
            <text:p>170,30 zł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currency" office:currency="PLN" office:value="356" calcext:value-type="currency">
            <text:p>356,00 zł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currency" office:currency="PLN" office:value="135.2" calcext:value-type="currency">
            <text:p>135,20 zł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currency" office:currency="PLN" office:value="182" calcext:value-type="currency">
            <text:p>182,00 zł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currency" office:currency="PLN" office:value="185.9" calcext:value-type="currency">
            <text:p>185,90 zł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currency" office:currency="PLN" office:value="132.6" calcext:value-type="currency">
            <text:p>132,60 zł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currency" office:currency="PLN" office:value="143" calcext:value-type="currency">
            <text:p>143,00 zł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currency" office:currency="PLN" office:value="152.1" calcext:value-type="currency">
            <text:p>152,10 zł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currency" office:currency="PLN" office:value="63.5" calcext:value-type="currency">
            <text:p>63,50 zł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currency" office:currency="PLN" office:value="144" calcext:value-type="currency">
            <text:p>144,00 zł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currency" office:currency="PLN" office:value="68.5" calcext:value-type="currency">
            <text:p>68,50 zł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currency" office:currency="PLN" office:value="71" calcext:value-type="currency">
            <text:p>71,00 zł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currency" office:currency="PLN" office:value="161.2" calcext:value-type="currency">
            <text:p>161,20 zł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currency" office:currency="PLN" office:value="136.5" calcext:value-type="currency">
            <text:p>136,50 zł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currency" office:currency="PLN" office:value="380" calcext:value-type="currency">
            <text:p>380,00 zł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currency" office:currency="PLN" office:value="140.4" calcext:value-type="currency">
            <text:p>140,40 zł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currency" office:currency="PLN" office:value="150.8" calcext:value-type="currency">
            <text:p>150,80 zł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currency" office:currency="PLN" office:value="187.2" calcext:value-type="currency">
            <text:p>187,20 zł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currency" office:currency="PLN" office:value="176.8" calcext:value-type="currency">
            <text:p>176,80 zł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currency" office:currency="PLN" office:value="142" calcext:value-type="currency">
            <text:p>142,00 zł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currency" office:currency="PLN" office:value="136" calcext:value-type="currency">
            <text:p>136,00 zł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currency" office:currency="PLN" office:value="64.5" calcext:value-type="currency">
            <text:p>64,50 zł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currency" office:currency="PLN" office:value="64.5" calcext:value-type="currency">
            <text:p>64,50 zł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currency" office:currency="PLN" office:value="59.5" calcext:value-type="currency">
            <text:p>59,50 zł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currency" office:currency="PLN" office:value="229.2" calcext:value-type="currency">
            <text:p>229,20 zł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currency" office:currency="PLN" office:value="214.8" calcext:value-type="currency">
            <text:p>214,80 zł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currency" office:currency="PLN" office:value="343.8" calcext:value-type="currency">
            <text:p>343,80 zł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currency" office:currency="PLN" office:value="289.8" calcext:value-type="currency">
            <text:p>289,80 zł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currency" office:currency="PLN" office:value="139.1" calcext:value-type="currency">
            <text:p>139,10 zł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currency" office:currency="PLN" office:value="309.6" calcext:value-type="currency">
            <text:p>309,60 zł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currency" office:currency="PLN" office:value="300.6" calcext:value-type="currency">
            <text:p>300,60 zł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currency" office:currency="PLN" office:value="382" calcext:value-type="currency">
            <text:p>382,00 zł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currency" office:currency="PLN" office:value="340.2" calcext:value-type="currency">
            <text:p>340,20 zł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currency" office:currency="PLN" office:value="184.8" calcext:value-type="currency">
            <text:p>184,80 zł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currency" office:currency="PLN" office:value="333" calcext:value-type="currency">
            <text:p>333,00 zł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currency" office:currency="PLN" office:value="338.4" calcext:value-type="currency">
            <text:p>338,40 zł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currency" office:currency="PLN" office:value="410" calcext:value-type="currency">
            <text:p>410,00 zł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currency" office:currency="PLN" office:value="293.4" calcext:value-type="currency">
            <text:p>293,40 zł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currency" office:currency="PLN" office:value="78.6" calcext:value-type="currency">
            <text:p>78,60 zł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currency" office:currency="PLN" office:value="75.6" calcext:value-type="currency">
            <text:p>75,60 zł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currency" office:currency="PLN" office:value="170.3" calcext:value-type="currency">
            <text:p>170,30 zł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currency" office:currency="PLN" office:value="184.6" calcext:value-type="currency">
            <text:p>184,60 zł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currency" office:currency="PLN" office:value="191.1" calcext:value-type="currency">
            <text:p>191,10 zł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currency" office:currency="PLN" office:value="302.4" calcext:value-type="currency">
            <text:p>302,40 zł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currency" office:currency="PLN" office:value="234" calcext:value-type="currency">
            <text:p>234,00 zł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currency" office:currency="PLN" office:value="228" calcext:value-type="currency">
            <text:p>228,00 zł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currency" office:currency="PLN" office:value="235.2" calcext:value-type="currency">
            <text:p>235,20 zł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currency" office:currency="PLN" office:value="228" calcext:value-type="currency">
            <text:p>228,00 zł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currency" office:currency="PLN" office:value="195.6" calcext:value-type="currency">
            <text:p>195,60 zł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currency" office:currency="PLN" office:value="198" calcext:value-type="currency">
            <text:p>198,00 zł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currency" office:currency="PLN" office:value="380" calcext:value-type="currency">
            <text:p>380,00 zł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currency" office:currency="PLN" office:value="193.2" calcext:value-type="currency">
            <text:p>193,20 zł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currency" office:currency="PLN" office:value="210" calcext:value-type="currency">
            <text:p>210,00 zł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currency" office:currency="PLN" office:value="196.8" calcext:value-type="currency">
            <text:p>196,80 zł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currency" office:currency="PLN" office:value="346" calcext:value-type="currency">
            <text:p>346,00 zł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currency" office:currency="PLN" office:value="275.4" calcext:value-type="currency">
            <text:p>275,40 zł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currency" office:currency="PLN" office:value="422" calcext:value-type="currency">
            <text:p>422,00 zł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currency" office:currency="PLN" office:value="186" calcext:value-type="currency">
            <text:p>186,00 zł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currency" office:currency="PLN" office:value="237.6" calcext:value-type="currency">
            <text:p>237,60 zł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currency" office:currency="PLN" office:value="200.4" calcext:value-type="currency">
            <text:p>200,40 zł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currency" office:currency="PLN" office:value="212.4" calcext:value-type="currency">
            <text:p>212,40 zł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currency" office:currency="PLN" office:value="181.2" calcext:value-type="currency">
            <text:p>181,20 zł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currency" office:currency="PLN" office:value="194.4" calcext:value-type="currency">
            <text:p>194,40 zł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currency" office:currency="PLN" office:value="196.8" calcext:value-type="currency">
            <text:p>196,80 zł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currency" office:currency="PLN" office:value="388" calcext:value-type="currency">
            <text:p>388,00 zł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currency" office:currency="PLN" office:value="307.8" calcext:value-type="currency">
            <text:p>307,80 zł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currency" office:currency="PLN" office:value="270" calcext:value-type="currency">
            <text:p>270,00 zł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currency" office:currency="PLN" office:value="347.4" calcext:value-type="currency">
            <text:p>347,40 zł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currency" office:currency="PLN" office:value="430" calcext:value-type="currency">
            <text:p>430,00 zł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9:28:37.950406281</meta:creation-date>
    <dc:date>2017-09-27T09:39:25.103331935</dc:date>
    <meta:editing-duration>PT36S</meta:editing-duration>
    <meta:editing-cycles>1</meta:editing-cycles>
    <meta:document-statistic meta:table-count="3" meta:cell-count="4101" meta:object-count="0"/>
    <meta:generator>LibreOffice/5.4.0.3$Linux_X86_64 LibreOffice_project/40m0$Build-3</meta:generator>
  </office:meta>
</office:document-meta>
</file>